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mmi91" svg:font-family="cmmi9"/>
    <style:font-face style:name="cmr101" svg:font-family="cmr10"/>
    <style:font-face style:name="dcr101" svg:font-family="dcr10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P052" svg:font-family="P052" style:font-pitch="variable"/>
    <style:font-face style:name="cmmi9" svg:font-family="cmmi9" style:font-pitch="variable"/>
    <style:font-face style:name="cmr10" svg:font-family="cmr10" style:font-pitch="variable"/>
    <style:font-face style:name="dcr10" svg:font-family="dc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Gradient_5f_0" draw:shadow="hidden"/>
    </style:style>
    <style:style style:name="gr2" style:family="graphic" style:parent-style-name="standard">
      <style:graphic-properties draw:stroke="solid" svg:stroke-width="0.009cm" svg:stroke-color="#404040" svg:stroke-opacity="100%" draw:stroke-linejoin="round" svg:stroke-linecap="round" draw:fill="none" fo:padding-top="0.129cm" fo:padding-bottom="0.129cm" fo:padding-left="0.254cm" fo:padding-right="0.254cm"/>
    </style:style>
    <style:style style:name="gr3" style:family="graphic" style:parent-style-name="standard">
      <style:graphic-properties draw:stroke="none" draw:fill="gradient" draw:fill-gradient-name="Gradient_5f_1" draw:shadow="hidden"/>
    </style:style>
    <style:style style:name="gr4" style:family="graphic" style:parent-style-name="standard">
      <style:graphic-properties draw:stroke="none" draw:fill="none" draw:textarea-vertical-align="middle" fo:min-height="0.758cm" fo:min-width="2.54cm" fo:padding-top="0.071cm" fo:padding-bottom="0.071cm" fo:padding-left="0.071cm" fo:padding-right="0.071cm"/>
      <style:paragraph-properties style:writing-mode="lr-tb"/>
    </style:style>
    <style:style style:name="gr5" style:family="graphic" style:parent-style-name="standard">
      <style:graphic-properties draw:stroke="solid" svg:stroke-width="0.009cm" svg:stroke-color="#404040" draw:marker-start="Marker_5f_0" draw:marker-start-width="0.276cm" svg:stroke-opacity="100%" draw:stroke-linejoin="round" svg:stroke-linecap="round" draw:fill="none" fo:padding-top="0.129cm" fo:padding-bottom="0.129cm" fo:padding-left="0.254cm" fo:padding-right="0.254cm"/>
    </style:style>
    <style:style style:name="gr6" style:family="graphic" style:parent-style-name="standard">
      <style:graphic-properties draw:stroke="solid" svg:stroke-width="0.009cm" svg:stroke-color="#404040" draw:marker-end="Marker_5f_0" draw:marker-end-width="0.276cm" svg:stroke-opacity="100%" draw:stroke-linejoin="round" svg:stroke-linecap="round" draw:fill="none" fo:padding-top="0.129cm" fo:padding-bottom="0.129cm" fo:padding-left="0.254cm" fo:padding-right="0.254cm"/>
    </style:style>
    <style:style style:name="gr7" style:family="graphic" style:parent-style-name="standard">
      <style:graphic-properties draw:stroke="none" draw:fill="none" draw:textarea-vertical-align="middle" fo:min-height="1.757cm" fo:min-width="2.54cm" fo:padding-top="0.071cm" fo:padding-bottom="0.071cm" fo:padding-left="0.071cm" fo:padding-right="0.071cm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0.858cm" fo:min-width="2.54cm" fo:padding-top="0.071cm" fo:padding-bottom="0.071cm" fo:padding-left="0.071cm" fo:padding-right="0.071cm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0.508cm" fo:min-width="2.54cm" fo:padding-top="0.071cm" fo:padding-bottom="0.071cm" fo:padding-left="0.071cm" fo:padding-right="0.071cm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1.555cm" fo:min-width="2.54cm" fo:padding-top="0.071cm" fo:padding-bottom="0.071cm" fo:padding-left="0.071cm" fo:padding-right="0.071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0.663cm" fo:min-width="2.54cm" fo:padding-top="0.071cm" fo:padding-bottom="0.071cm" fo:padding-left="0.071cm" fo:padding-right="0.07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9cm" fo:min-width="0.44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3cm" fo:min-width="0cm"/>
      <style:paragraph-properties style:writing-mode="lr-tb"/>
    </style:style>
    <style:style style:name="P1" style:family="paragraph">
      <loext:graphic-properties draw:fill="gradient" draw:fill-gradient-name="Gradient_5f_0"/>
    </style:style>
    <style:style style:name="P2" style:family="paragraph">
      <loext:graphic-properties draw:fill="none"/>
    </style:style>
    <style:style style:name="P3" style:family="paragraph">
      <loext:graphic-properties draw:fill="gradient" draw:fill-gradient-name="Gradient_5f_1"/>
    </style:style>
    <style:style style:name="P4" style:family="paragraph">
      <style:paragraph-properties fo:margin-left="0cm" fo:margin-right="0cm" fo:margin-top="0cm" fo:margin-bottom="0cm" fo:line-height="120%" fo:text-align="center" fo:text-indent="0cm"/>
      <style:text-properties style:font-name="P052" fo:font-style="italic" style:font-style-asian="italic" style:font-style-complex="italic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P052" fo:font-style="italic" style:font-style-asian="italic" style:font-style-complex="italic"/>
    </style:style>
    <style:style style:name="P6" style:family="paragraph">
      <style:paragraph-properties fo:margin-left="0cm" fo:margin-right="0cm" fo:margin-top="0cm" fo:margin-bottom="0cm" fo:line-height="120%" fo:text-align="center" fo:text-indent="0cm"/>
      <style:text-properties style:font-name="P052"/>
    </style:style>
    <style:style style:name="P7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P052"/>
    </style:style>
    <style:style style:name="P8" style:family="paragraph">
      <style:paragraph-properties fo:margin-left="0cm" fo:margin-right="0cm" fo:margin-top="0cm" fo:margin-bottom="0cm" fo:line-height="120%" fo:text-align="center" fo:text-indent="0cm"/>
    </style:style>
    <style:style style:name="P9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10" style:family="paragraph">
      <style:paragraph-properties fo:margin-left="0cm" fo:margin-right="0cm" fo:margin-top="0cm" fo:margin-bottom="0cm" fo:line-height="120%" fo:text-align="center" fo:text-indent="0cm"/>
      <style:text-properties style:font-name="P052" fo:font-style="normal" style:font-style-asian="normal" style:font-style-complex="normal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P052" fo:font-style="normal" style:font-style-asian="normal" style:font-style-complex="normal"/>
    </style:style>
    <style:style style:name="P12" style:family="paragraph">
      <loext:graphic-properties draw:fill="none" draw:fill-color="#ffffff"/>
      <style:text-properties style:font-name="P052" fo:font-style="italic" style:font-style-asian="italic" style:font-style-complex="italic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text-properties style:font-name="P052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000000" style:font-name="P052" fo:font-size="12pt" fo:font-style="italic" style:font-name-asian="cmmi91" style:font-size-asian="12pt" style:font-style-asian="italic" style:font-name-complex="cmmi91" style:font-size-complex="12pt" style:font-style-complex="italic"/>
    </style:style>
    <style:style style:name="T2" style:family="text">
      <style:text-properties fo:color="#000000" style:font-name="P052" fo:font-size="12pt" style:font-name-asian="cmr101" style:font-size-asian="12pt" style:font-name-complex="cmr101" style:font-size-complex="12pt"/>
    </style:style>
    <style:style style:name="T3" style:family="text">
      <style:text-properties fo:color="#000000" style:font-name="Calibri1" fo:font-size="18pt" style:font-name-asian="Calibri1" style:font-size-asian="18pt" style:font-name-complex="Calibri1" style:font-size-complex="18pt"/>
    </style:style>
    <style:style style:name="T4" style:family="text">
      <style:text-properties fo:color="#000000" style:font-name="P052" fo:font-size="12pt" style:font-name-asian="dcr101" style:font-size-asian="12pt" style:font-name-complex="dcr101" style:font-size-complex="12pt"/>
    </style:style>
    <style:style style:name="T5" style:family="text">
      <style:text-properties fo:color="#000000" style:font-name="P052" fo:font-size="12pt" fo:font-style="normal" style:font-name-asian="cmr101" style:font-size-asian="12pt" style:font-style-asian="normal" style:font-name-complex="cmr101" style:font-size-complex="12pt" style:font-style-complex="normal"/>
    </style:style>
    <style:style style:name="T6" style:family="text">
      <style:text-properties fo:color="#000000" style:text-position="sub 58%" style:font-name="P052" fo:font-size="12pt" fo:font-style="italic" style:font-name-asian="cmmi91" style:font-size-asian="12pt" style:font-style-asian="italic" style:font-name-complex="cmmi91" style:font-size-complex="12pt" style:font-style-complex="italic"/>
    </style:style>
    <style:style style:name="T7" style:family="text">
      <style:text-properties style:font-name="P052" fo:font-size="13pt" fo:font-style="italic" style:font-size-asian="13pt" style:font-style-asian="italic" style:font-size-complex="13pt" style:font-style-complex="italic"/>
    </style:style>
    <style:style style:name="T8" style:family="text">
      <style:text-properties style:text-position="-33% 58%" style:font-name="P052" fo:font-size="13pt" fo:font-style="normal" style:font-size-asian="13pt" style:font-style-asian="normal" style:font-size-complex="13pt" style:font-style-complex="normal"/>
    </style:style>
    <style:style style:name="T9" style:family="text">
      <style:text-properties style:text-position="-33% 58%" style:font-name="P052" fo:font-size="13pt" fo:font-style="italic" style:font-size-asian="13pt" style:font-style-asian="italic" style:font-size-complex="13pt" style:font-style-complex="italic"/>
    </style:style>
    <style:style style:name="T10" style:family="text">
      <style:text-properties style:font-name="P052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ágina-1" draw:style-name="dp1" draw:master-page-name="PM0">
        <draw:g>
          <draw:path draw:style-name="gr1" draw:text-style-name="P1" draw:layer="layout" svg:width="0.4cm" svg:height="0.4cm" svg:x="3.314cm" svg:y="3.335cm" svg:viewBox="0 0 401 401" svg:d="M0 201c0-35 9-70 27-100 17-31 43-56 73-74 31-17 65-27 101-27 35 0 69 10 100 27 30 18 56 43 73 74 18 30 27 65 27 100 0 35-9 70-27 100-17 31-43 56-73 74-31 17-65 26-100 26-36 0-70-9-101-26-30-18-56-43-73-74-18-30-27-65-27-100z">
            <text:p/>
          </draw:path>
          <draw:path draw:style-name="gr2" draw:text-style-name="P2" draw:layer="layout" svg:width="0.4cm" svg:height="0.4cm" svg:x="3.314cm" svg:y="3.335cm" svg:viewBox="0 0 401 401" svg:d="M0 201c0-35 9-70 27-100 17-31 43-56 73-74 31-17 65-27 101-27 35 0 69 10 100 27 30 18 56 43 73 74 18 30 27 65 27 100 0 35-9 70-27 100-17 31-43 56-73 74-31 17-65 26-100 26-36 0-70-9-101-26-30-18-56-43-73-74-18-30-27-65-27-100z">
            <text:p/>
          </draw:path>
        </draw:g>
        <draw:g>
          <draw:path draw:style-name="gr1" draw:text-style-name="P1" draw:layer="layout" svg:width="0.4cm" svg:height="0.4cm" svg:x="3.314cm" svg:y="6.485cm" svg:viewBox="0 0 401 401" svg:d="M0 201c0-35 9-70 27-100 17-31 43-56 73-74 31-17 65-27 101-27 35 0 69 10 100 27 30 18 56 43 73 74 18 30 27 65 27 100 0 35-9 70-27 100-17 31-43 56-73 74-31 17-65 26-100 26-36 0-70-9-101-26-30-18-56-43-73-74-18-30-27-65-27-100z">
            <text:p/>
          </draw:path>
          <draw:path draw:style-name="gr2" draw:text-style-name="P2" draw:layer="layout" svg:width="0.4cm" svg:height="0.4cm" svg:x="3.314cm" svg:y="6.485cm" svg:viewBox="0 0 401 401" svg:d="M0 201c0-35 9-70 27-100 17-31 43-56 73-74 31-17 65-27 101-27 35 0 69 10 100 27 30 18 56 43 73 74 18 30 27 65 27 100 0 35-9 70-27 100-17 31-43 56-73 74-31 17-65 26-100 26-36 0-70-9-101-26-30-18-56-43-73-74-18-30-27-65-27-100z">
            <text:p/>
          </draw:path>
        </draw:g>
        <draw:g>
          <draw:path draw:style-name="gr1" draw:text-style-name="P1" draw:layer="layout" svg:width="0.9cm" svg:height="0.9cm" svg:x="6.033cm" svg:y="1.235cm" svg:viewBox="0 0 901 901" svg:d="M0 451c0-80 21-157 60-226 40-68 97-125 165-165 69-39 146-60 225-60 80 0 157 21 226 60 68 40 125 97 165 165 39 69 60 146 60 225v1c0 79-21 156-60 225-40 68-97 125-165 165-69 39-146 60-225 60-80 0-157-21-226-60-68-40-125-97-165-165-39-69-60-146-60-225z">
            <text:p/>
          </draw:path>
          <draw:path draw:style-name="gr2" draw:text-style-name="P2" draw:layer="layout" svg:width="0.9cm" svg:height="0.9cm" svg:x="6.033cm" svg:y="1.235cm" svg:viewBox="0 0 901 901" svg:d="M0 451c0-80 21-157 60-226 40-68 97-125 165-165 69-39 146-60 225-60 80 0 157 21 226 60 68 40 125 97 165 165 39 69 60 146 60 225v1c0 79-21 156-60 225-40 68-97 125-165 165-69 39-146 60-225 60-80 0-157-21-226-60-68-40-125-97-165-165-39-69-60-146-60-225z">
            <text:p/>
          </draw:path>
        </draw:g>
        <draw:g>
          <draw:path draw:style-name="gr1" draw:text-style-name="P1" draw:layer="layout" svg:width="0.9cm" svg:height="0.9cm" svg:x="6.033cm" svg:y="2.482cm" svg:viewBox="0 0 901 901" svg:d="M0 451c0-80 21-157 60-226 40-68 97-125 165-165 69-39 146-60 225-60 80 0 157 21 226 60 68 40 125 97 165 165 39 69 60 146 60 225v1c0 79-21 156-60 225-40 68-97 125-165 165-69 39-146 60-225 60-80 0-157-21-226-60-68-40-125-97-165-165-39-69-60-146-60-225z">
            <text:p/>
          </draw:path>
          <draw:path draw:style-name="gr2" draw:text-style-name="P2" draw:layer="layout" svg:width="0.9cm" svg:height="0.9cm" svg:x="6.033cm" svg:y="2.482cm" svg:viewBox="0 0 901 901" svg:d="M0 451c0-80 21-157 60-226 40-68 97-125 165-165 69-39 146-60 225-60 80 0 157 21 226 60 68 40 125 97 165 165 39 69 60 146 60 225v1c0 79-21 156-60 225-40 68-97 125-165 165-69 39-146 60-225 60-80 0-157-21-226-60-68-40-125-97-165-165-39-69-60-146-60-225z">
            <text:p/>
          </draw:path>
        </draw:g>
        <draw:g>
          <draw:path draw:style-name="gr1" draw:text-style-name="P1" draw:layer="layout" svg:width="0.9cm" svg:height="0.9cm" svg:x="6.033cm" svg:y="7.735cm" svg:viewBox="0 0 901 901" svg:d="M0 451c0-80 21-157 60-226 40-68 97-125 165-165 69-39 146-60 225-60 80 0 157 21 226 60 68 40 125 97 165 165 39 69 60 146 60 225v1c0 79-21 156-60 225-40 68-97 125-165 165-69 39-146 60-225 60-80 0-157-21-226-60-68-40-125-97-165-165-39-69-60-146-60-225z">
            <text:p/>
          </draw:path>
          <draw:path draw:style-name="gr2" draw:text-style-name="P2" draw:layer="layout" svg:width="0.9cm" svg:height="0.9cm" svg:x="6.033cm" svg:y="7.735cm" svg:viewBox="0 0 901 901" svg:d="M0 451c0-80 21-157 60-226 40-68 97-125 165-165 69-39 146-60 225-60 80 0 157 21 226 60 68 40 125 97 165 165 39 69 60 146 60 225v1c0 79-21 156-60 225-40 68-97 125-165 165-69 39-146 60-225 60-80 0-157-21-226-60-68-40-125-97-165-165-39-69-60-146-60-225z">
            <text:p/>
          </draw:path>
        </draw:g>
        <draw:g>
          <draw:path draw:style-name="gr1" draw:text-style-name="P1" draw:layer="layout" svg:width="0.9cm" svg:height="0.9cm" svg:x="6.033cm" svg:y="6.335cm" svg:viewBox="0 0 901 901" svg:d="M0 451c0-80 21-157 60-226 40-68 97-125 165-165 69-39 146-60 225-60 80 0 157 21 226 60 68 40 125 97 165 165 39 69 60 146 60 225v1c0 79-21 156-60 225-40 68-97 125-165 165-69 39-146 60-225 60-80 0-157-21-226-60-68-40-125-97-165-165-39-69-60-146-60-225z">
            <text:p/>
          </draw:path>
          <draw:path draw:style-name="gr2" draw:text-style-name="P2" draw:layer="layout" svg:width="0.9cm" svg:height="0.9cm" svg:x="6.033cm" svg:y="6.335cm" svg:viewBox="0 0 901 901" svg:d="M0 451c0-80 21-157 60-226 40-68 97-125 165-165 69-39 146-60 225-60 80 0 157 21 226 60 68 40 125 97 165 165 39 69 60 146 60 225v1c0 79-21 156-60 225-40 68-97 125-165 165-69 39-146 60-225 60-80 0-157-21-226-60-68-40-125-97-165-165-39-69-60-146-60-225z">
            <text:p/>
          </draw:path>
        </draw:g>
        <draw:g>
          <draw:path draw:style-name="gr1" draw:text-style-name="P1" draw:layer="layout" svg:width="0.9cm" svg:height="0.9cm" svg:x="8.814cm" svg:y="1.235cm" svg:viewBox="0 0 901 901" svg:d="M0 451c0-79 21-157 60-225 40-69 97-126 165-165 69-40 146-61 226-61 79 0 156 21 225 61 68 39 125 96 165 165 39 68 60 146 60 225 0 79-21 157-60 225-40 69-97 126-165 165-69 40-146 60-225 60-80 0-157-20-226-60-68-39-125-96-165-165-39-68-60-146-60-225z">
            <text:p/>
          </draw:path>
          <draw:path draw:style-name="gr2" draw:text-style-name="P2" draw:layer="layout" svg:width="0.9cm" svg:height="0.9cm" svg:x="8.814cm" svg:y="1.235cm" svg:viewBox="0 0 901 901" svg:d="M0 451c0-79 21-157 60-225 40-69 97-126 165-165 69-40 146-61 226-61 79 0 156 21 225 61 68 39 125 96 165 165 39 68 60 146 60 225 0 79-21 157-60 225-40 69-97 126-165 165-69 40-146 60-225 60-80 0-157-20-226-60-68-39-125-96-165-165-39-68-60-146-60-225z">
            <text:p/>
          </draw:path>
        </draw:g>
        <draw:g>
          <draw:g>
            <draw:path draw:style-name="gr3" draw:text-style-name="P3" draw:layer="layout" svg:width="0.9cm" svg:height="0.9cm" svg:x="8.814cm" svg:y="2.482cm" svg:viewBox="0 0 901 901" svg:d="M0 451c0-79 21-157 60-225 40-69 97-126 165-165 69-40 146-61 226-61 79 0 156 21 225 61 68 39 125 96 165 165 39 68 60 146 60 225 0 79-21 157-60 225-40 69-97 126-165 165-69 40-146 60-225 60-80 0-157-20-226-60-68-39-125-96-165-165-39-68-60-146-60-225z">
              <text:p/>
            </draw:path>
            <draw:path draw:style-name="gr2" draw:text-style-name="P2" draw:layer="layout" svg:width="0.9cm" svg:height="0.9cm" svg:x="8.814cm" svg:y="2.482cm" svg:viewBox="0 0 901 901" svg:d="M0 451c0-79 21-157 60-225 40-69 97-126 165-165 69-40 146-61 226-61 79 0 156 21 225 61 68 39 125 96 165 165 39 68 60 146 60 225 0 79-21 157-60 225-40 69-97 126-165 165-69 40-146 60-225 60-80 0-157-20-226-60-68-39-125-96-165-165-39-68-60-146-60-225z">
              <text:p/>
            </draw:path>
          </draw:g>
          <draw:frame draw:style-name="gr4" draw:text-style-name="P5" draw:layer="layout" svg:width="0.9cm" svg:height="0.9cm" svg:x="8.814cm" svg:y="2.482cm">
            <draw:text-box>
              <text:p text:style-name="P4"><text:span text:style-name="T1">i</text:span></text:p>
            </draw:text-box>
          </draw:frame>
        </draw:g>
        <draw:path draw:style-name="gr5" draw:text-style-name="P2" draw:layer="layout" svg:width="1.879cm" svg:height="0cm" svg:x="6.933cm" svg:y="1.685cm" svg:viewBox="0 0 1880 0" svg:d="M1880 0c-470 0-1410 0-1880 0">
          <text:p/>
        </draw:path>
        <draw:path draw:style-name="gr5" draw:text-style-name="P2" draw:layer="layout" svg:width="1.881cm" svg:height="5.253cm" svg:x="6.933cm" svg:y="2.932cm" svg:viewBox="0 0 1882 5254" svg:d="M1882 0c-751 0-751 1304-751 2610 0 1322 0 2644-1131 2644">
          <text:p/>
        </draw:path>
        <draw:path draw:style-name="gr6" draw:text-style-name="P2" draw:layer="layout" svg:width="2.319cm" svg:height="1.85cm" svg:x="3.714cm" svg:y="1.685cm" svg:viewBox="0 0 2320 1851" svg:d="M0 1851c1201-1001 1570-1851 2320-1851">
          <text:p/>
        </draw:path>
        <draw:path draw:style-name="gr6" draw:text-style-name="P2" draw:layer="layout" svg:width="2.319cm" svg:height="3.753cm" svg:x="3.714cm" svg:y="2.932cm" svg:viewBox="0 0 2320 3754" svg:d="M0 3754c799-1351 671-2190 1135-2888 310-465 883-866 1185-866">
          <text:p/>
        </draw:path>
        <draw:path draw:style-name="gr6" draw:text-style-name="P2" draw:layer="layout" svg:width="2.319cm" svg:height="3.29cm" svg:x="3.714cm" svg:y="3.535cm" svg:viewBox="0 0 2320 3291" svg:d="M0 0c699 800 722 1645 1081 2383 272 558 736 1054 1239 869">
          <text:p/>
        </draw:path>
        <draw:path draw:style-name="gr6" draw:text-style-name="P2" draw:layer="layout" svg:width="2.319cm" svg:height="1.5cm" svg:x="3.714cm" svg:y="6.685cm" svg:viewBox="0 0 2320 1501" svg:d="M0 0c699 1051 1251 1501 2320 1501">
          <text:p/>
        </draw:path>
        <draw:frame draw:style-name="gr7" draw:text-style-name="P7" draw:layer="layout" svg:width="2.286cm" svg:height="1.899cm" svg:x="2.413cm" svg:y="1.273cm">
          <draw:text-box>
            <text:p text:style-name="P6"><text:span text:style-name="T2">Camad</text:span><text:span text:style-name="T2">a de </text:span><text:span text:style-name="T2">Entrada</text:span></text:p>
          </draw:text-box>
        </draw:frame>
        <draw:frame draw:style-name="gr8" draw:text-style-name="P9" draw:layer="layout" svg:width="1cm" svg:height="1cm" svg:x="5.933cm" svg:y="4.235cm">
          <draw:text-box>
            <text:p text:style-name="P8"><text:span text:style-name="T3">⁞ </text:span></text:p>
          </draw:text-box>
        </draw:frame>
        <draw:path draw:style-name="gr6" draw:text-style-name="P2" draw:layer="layout" svg:width="1.881cm" svg:height="1.247cm" svg:x="6.933cm" svg:y="1.685cm" svg:viewBox="0 0 1882 1248" svg:d="M0 1248c750 0 750-1248 1882-1248">
          <text:p/>
        </draw:path>
        <draw:path draw:style-name="gr6" draw:text-style-name="P2" draw:layer="layout" svg:width="1.881cm" svg:height="3.853cm" svg:x="6.933cm" svg:y="2.932cm" svg:viewBox="0 0 1882 3854" svg:d="M0 3854c432 0 432-934 432-1869 0-992 0-1985 1450-1985">
          <text:p/>
        </draw:path>
        <draw:path draw:style-name="gr6" draw:text-style-name="P2" draw:layer="layout" svg:width="1.879cm" svg:height="0cm" svg:x="6.933cm" svg:y="2.932cm" svg:viewBox="0 0 1880 0" svg:d="M0 0c470 0 1410 0 1880 0">
          <text:p/>
        </draw:path>
        <draw:path draw:style-name="gr6" draw:text-style-name="P2" draw:layer="layout" svg:width="1.881cm" svg:height="5.1cm" svg:x="6.933cm" svg:y="1.685cm" svg:viewBox="0 0 1882 5101" svg:d="M0 5101c750 0 750-1266 750-2534 0-1283 0-2567 1132-2567">
          <text:p/>
        </draw:path>
        <draw:frame draw:style-name="gr9" draw:text-style-name="P7" draw:layer="layout" svg:width="6.081cm" svg:height="0.65cm" svg:x="6.974cm" svg:y="-0.09cm">
          <draw:text-box>
            <text:p text:style-name="P6"><text:span text:style-name="T2">C</text:span><text:span text:style-name="T2">a</text:span><text:span text:style-name="T2">m</text:span><text:span text:style-name="T2">a</text:span><text:span text:style-name="T2">d</text:span><text:span text:style-name="T2">a</text:span><text:span text:style-name="T2">s</text:span><text:span text:style-name="T2"> </text:span><text:span text:style-name="T2">i</text:span><text:span text:style-name="T2">n</text:span><text:span text:style-name="T2">t</text:span><text:span text:style-name="T2">e</text:span><text:span text:style-name="T2">r</text:span><text:span text:style-name="T2">m</text:span><text:span text:style-name="T2">e</text:span><text:span text:style-name="T2">d</text:span><text:span text:style-name="T2">i</text:span><text:span text:style-name="T4">á</text:span><text:span text:style-name="T2">r</text:span><text:span text:style-name="T2">i</text:span><text:span text:style-name="T2">a</text:span><text:span text:style-name="T2">s</text:span></text:p>
          </draw:text-box>
        </draw:frame>
        <draw:g>
          <draw:path draw:style-name="gr1" draw:text-style-name="P1" draw:layer="layout" svg:width="0.9cm" svg:height="0.9cm" svg:x="8.814cm" svg:y="6.335cm" svg:viewBox="0 0 901 901" svg:d="M0 451c0-79 21-157 60-225 40-69 97-126 165-165 69-40 146-61 226-61 79 0 156 21 225 61 68 39 125 96 165 165 39 68 60 146 60 225 0 79-21 157-60 225-40 69-97 126-165 165-69 40-146 60-225 60-80 0-157-20-226-60-68-39-125-96-165-165-39-68-60-146-60-225z">
            <text:p/>
          </draw:path>
          <draw:path draw:style-name="gr2" draw:text-style-name="P2" draw:layer="layout" svg:width="0.9cm" svg:height="0.9cm" svg:x="8.814cm" svg:y="6.335cm" svg:viewBox="0 0 901 901" svg:d="M0 451c0-79 21-157 60-225 40-69 97-126 165-165 69-40 146-61 226-61 79 0 156 21 225 61 68 39 125 96 165 165 39 68 60 146 60 225 0 79-21 157-60 225-40 69-97 126-165 165-69 40-146 60-225 60-80 0-157-20-226-60-68-39-125-96-165-165-39-68-60-146-60-225z">
            <text:p/>
          </draw:path>
        </draw:g>
        <draw:g>
          <draw:path draw:style-name="gr1" draw:text-style-name="P1" draw:layer="layout" svg:width="0.9cm" svg:height="0.9cm" svg:x="8.814cm" svg:y="7.735cm" svg:viewBox="0 0 901 901" svg:d="M0 451c0-79 21-157 60-225 40-69 97-126 165-165 69-40 146-61 226-61 79 0 156 21 225 61 68 39 125 96 165 165 39 68 60 146 60 225 0 79-21 157-60 225-40 69-97 126-165 165-69 40-146 60-225 60-80 0-157-20-226-60-68-39-125-96-165-165-39-68-60-146-60-225z">
            <text:p/>
          </draw:path>
          <draw:path draw:style-name="gr2" draw:text-style-name="P2" draw:layer="layout" svg:width="0.9cm" svg:height="0.9cm" svg:x="8.814cm" svg:y="7.735cm" svg:viewBox="0 0 901 901" svg:d="M0 451c0-79 21-157 60-225 40-69 97-126 165-165 69-40 146-61 226-61 79 0 156 21 225 61 68 39 125 96 165 165 39 68 60 146 60 225 0 79-21 157-60 225-40 69-97 126-165 165-69 40-146 60-225 60-80 0-157-20-226-60-68-39-125-96-165-165-39-68-60-146-60-225z">
            <text:p/>
          </draw:path>
        </draw:g>
        <draw:path draw:style-name="gr6" draw:text-style-name="P2" draw:layer="layout" svg:width="1.881cm" svg:height="3.853cm" svg:x="6.933cm" svg:y="2.932cm" svg:viewBox="0 0 1882 3854" svg:d="M0 0c909 0 909 3854 1882 3854">
          <text:p/>
        </draw:path>
        <draw:path draw:style-name="gr6" draw:text-style-name="P2" draw:layer="layout" svg:width="1.881cm" svg:height="5.1cm" svg:x="6.933cm" svg:y="1.685cm" svg:viewBox="0 0 1882 5101" svg:d="M0 0c909 0 909 1273 909 2548 0 1276 0 2553 973 2553">
          <text:p/>
        </draw:path>
        <draw:path draw:style-name="gr6" draw:text-style-name="P2" draw:layer="layout" svg:width="1.879cm" svg:height="0cm" svg:x="6.933cm" svg:y="6.785cm" svg:viewBox="0 0 1880 0" svg:d="M0 0c470 0 1410 0 1880 0">
          <text:p/>
        </draw:path>
        <draw:path draw:style-name="gr6" draw:text-style-name="P2" draw:layer="layout" svg:width="1.881cm" svg:height="1.4cm" svg:x="6.933cm" svg:y="6.785cm" svg:viewBox="0 0 1882 1401" svg:d="M0 1401c909 0 909-1401 1882-1401">
          <text:p/>
        </draw:path>
        <draw:path draw:style-name="gr6" draw:text-style-name="P2" draw:layer="layout" svg:width="1.881cm" svg:height="6.5cm" svg:x="6.933cm" svg:y="1.685cm" svg:viewBox="0 0 1882 6501" svg:d="M0 0c592 0 592 1612 592 3226 0 1637 0 3275 1290 3275">
          <text:p/>
        </draw:path>
        <draw:path draw:style-name="gr6" draw:text-style-name="P2" draw:layer="layout" svg:width="1.881cm" svg:height="5.253cm" svg:x="6.933cm" svg:y="2.932cm" svg:viewBox="0 0 1882 5254" svg:d="M0 0c592 0 592 1298 592 2597 0 1328 0 2657 1290 2657">
          <text:p/>
        </draw:path>
        <draw:path draw:style-name="gr6" draw:text-style-name="P2" draw:layer="layout" svg:width="1.881cm" svg:height="1.4cm" svg:x="6.933cm" svg:y="6.785cm" svg:viewBox="0 0 1882 1401" svg:d="M0 0c432 0 432 1401 1882 1401">
          <text:p/>
        </draw:path>
        <draw:path draw:style-name="gr6" draw:text-style-name="P2" draw:layer="layout" svg:width="1.879cm" svg:height="0cm" svg:x="6.933cm" svg:y="8.185cm" svg:viewBox="0 0 1880 0" svg:d="M0 0c470 0 1410 0 1880 0">
          <text:p/>
        </draw:path>
        <draw:path draw:style-name="gr6" draw:text-style-name="P2" draw:layer="layout" svg:width="1.881cm" svg:height="5.253cm" svg:x="6.933cm" svg:y="2.932cm" svg:viewBox="0 0 1882 5254" svg:d="M0 5254c273 0 273-1284 273-2570 0-1342 0-2684 1609-2684">
          <text:p/>
        </draw:path>
        <draw:path draw:style-name="gr6" draw:text-style-name="P2" draw:layer="layout" svg:width="1.881cm" svg:height="6.5cm" svg:x="6.933cm" svg:y="1.685cm" svg:viewBox="0 0 1882 6501" svg:d="M0 6501c750 0 750-1619 750-3237 0-1633 0-3264 1132-3264">
          <text:p/>
        </draw:path>
        <draw:frame draw:style-name="gr8" draw:text-style-name="P9" draw:layer="layout" svg:width="1cm" svg:height="1cm" svg:x="8.814cm" svg:y="4.235cm">
          <draw:text-box>
            <text:p text:style-name="P8"><text:span text:style-name="T3">⁞ </text:span></text:p>
          </draw:text-box>
        </draw:frame>
        <draw:frame draw:style-name="gr10" draw:text-style-name="P7" draw:layer="layout" svg:width="2.1cm" svg:height="1.697cm" svg:x="14.986cm" svg:y="1.394cm">
          <draw:text-box>
            <text:p text:style-name="P6"><text:span text:style-name="T2">C</text:span><text:span text:style-name="T2">a</text:span><text:span text:style-name="T2">m</text:span><text:span text:style-name="T2">a</text:span><text:span text:style-name="T2">d</text:span><text:span text:style-name="T2">a </text:span><text:span text:style-name="T2">d</text:span><text:span text:style-name="T2">e </text:span><text:span text:style-name="T2">Sa</text:span><text:span text:style-name="T4">í</text:span><text:span text:style-name="T2">d</text:span><text:span text:style-name="T2">a</text:span></text:p>
          </draw:text-box>
        </draw:frame>
        <draw:g>
          <draw:path draw:style-name="gr1" draw:text-style-name="P1" draw:layer="layout" svg:width="0.9cm" svg:height="0.9cm" svg:x="15.564cm" svg:y="3.385cm" svg:viewBox="0 0 901 901" svg:d="M0 451c0-79 21-157 60-225 40-69 97-126 165-165 69-40 146-61 226-61 79 0 156 21 225 61 68 39 125 96 165 165 39 68 60 146 60 225 0 79-21 157-60 225-40 69-97 126-165 165-69 40-146 60-225 60-80 0-157-20-226-60-68-39-125-96-165-165-39-68-60-146-60-225z">
            <text:p/>
          </draw:path>
          <draw:path draw:style-name="gr2" draw:text-style-name="P2" draw:layer="layout" svg:width="0.9cm" svg:height="0.9cm" svg:x="15.564cm" svg:y="3.385cm" svg:viewBox="0 0 901 901" svg:d="M0 451c0-79 21-157 60-225 40-69 97-126 165-165 69-40 146-61 226-61 79 0 156 21 225 61 68 39 125 96 165 165 39 68 60 146 60 225 0 79-21 157-60 225-40 69-97 126-165 165-69 40-146 60-225 60-80 0-157-20-226-60-68-39-125-96-165-165-39-68-60-146-60-225z">
            <text:p/>
          </draw:path>
        </draw:g>
        <draw:g>
          <draw:path draw:style-name="gr1" draw:text-style-name="P1" draw:layer="layout" svg:width="0.9cm" svg:height="0.9cm" svg:x="15.564cm" svg:y="5.085cm" svg:viewBox="0 0 901 901" svg:d="M0 451c0-79 21-157 60-225 40-69 97-126 165-165 69-40 146-61 226-61 79 0 156 21 225 61 68 39 125 96 165 165 39 68 60 146 60 225 0 79-21 157-60 225-40 69-97 126-165 165-69 40-146 60-225 60-80 0-157-20-226-60-68-39-125-96-165-165-39-68-60-146-60-225z">
            <text:p/>
          </draw:path>
          <draw:path draw:style-name="gr2" draw:text-style-name="P2" draw:layer="layout" svg:width="0.9cm" svg:height="0.9cm" svg:x="15.564cm" svg:y="5.085cm" svg:viewBox="0 0 901 901" svg:d="M0 451c0-79 21-157 60-225 40-69 97-126 165-165 69-40 146-61 226-61 79 0 156 21 225 61 68 39 125 96 165 165 39 68 60 146 60 225 0 79-21 157-60 225-40 69-97 126-165 165-69 40-146 60-225 60-80 0-157-20-226-60-68-39-125-96-165-165-39-68-60-146-60-225z">
            <text:p/>
          </draw:path>
        </draw:g>
        <draw:path draw:style-name="gr6" draw:text-style-name="P2" draw:layer="layout" svg:width="1.85cm" svg:height="2.1cm" svg:x="13.714cm" svg:y="1.735cm" svg:viewBox="0 0 1851 2101" svg:d="M0 0c750 0 750 2101 1851 2101">
          <text:p/>
        </draw:path>
        <draw:path draw:style-name="gr6" draw:text-style-name="P2" draw:layer="layout" svg:width="1.85cm" svg:height="0.853cm" svg:x="13.714cm" svg:y="2.982cm" svg:viewBox="0 0 1851 854" svg:d="M0 0c750 0 750 854 1851 854">
          <text:p/>
        </draw:path>
        <draw:path draw:style-name="gr6" draw:text-style-name="P2" draw:layer="layout" svg:width="1.85cm" svg:height="3cm" svg:x="13.714cm" svg:y="3.835cm" svg:viewBox="0 0 1851 3001" svg:d="M0 3001c750 0 750-3001 1851-3001">
          <text:p/>
        </draw:path>
        <draw:path draw:style-name="gr6" draw:text-style-name="P2" draw:layer="layout" svg:width="1.85cm" svg:height="4.4cm" svg:x="13.714cm" svg:y="3.835cm" svg:viewBox="0 0 1851 4401" svg:d="M0 4401c750 0 750-1092 750-2183 0-1110 0-2218 1101-2218">
          <text:p/>
        </draw:path>
        <draw:path draw:style-name="gr6" draw:text-style-name="P2" draw:layer="layout" svg:width="1.85cm" svg:height="3.8cm" svg:x="13.714cm" svg:y="1.735cm" svg:viewBox="0 0 1851 3801" svg:d="M0 0c750 0 750 939 750 1880 0 960 0 1921 1101 1921">
          <text:p/>
        </draw:path>
        <draw:path draw:style-name="gr6" draw:text-style-name="P2" draw:layer="layout" svg:width="1.85cm" svg:height="2.553cm" svg:x="13.714cm" svg:y="2.982cm" svg:viewBox="0 0 1851 2554" svg:d="M0 0c750 0 750 2554 1851 2554">
          <text:p/>
        </draw:path>
        <draw:path draw:style-name="gr6" draw:text-style-name="P2" draw:layer="layout" svg:width="1.85cm" svg:height="1.3cm" svg:x="13.714cm" svg:y="5.535cm" svg:viewBox="0 0 1851 1301" svg:d="M0 1301c750 0 750-1301 1851-1301">
          <text:p/>
        </draw:path>
        <draw:path draw:style-name="gr6" draw:text-style-name="P2" draw:layer="layout" svg:width="1.85cm" svg:height="2.7cm" svg:x="13.714cm" svg:y="5.535cm" svg:viewBox="0 0 1851 2701" svg:d="M0 2701c750 0 750-2701 1851-2701">
          <text:p/>
        </draw:path>
        <draw:g>
          <draw:path draw:style-name="gr1" draw:text-style-name="P1" draw:layer="layout" svg:width="0.9cm" svg:height="0.9cm" svg:x="12.814cm" svg:y="1.235cm" svg:viewBox="0 0 901 901" svg:d="M0 451c0-79 21-157 60-225 40-69 97-126 165-165 69-40 146-61 226-61 79 0 156 21 225 61 68 39 125 96 165 165 39 68 60 146 60 225 0 79-21 157-60 225-40 69-97 126-165 165-69 40-146 60-225 60-80 0-157-20-226-60-68-39-125-96-165-165-39-68-60-146-60-225z">
            <text:p/>
          </draw:path>
          <draw:path draw:style-name="gr2" draw:text-style-name="P2" draw:layer="layout" svg:width="0.9cm" svg:height="0.9cm" svg:x="12.814cm" svg:y="1.235cm" svg:viewBox="0 0 901 901" svg:d="M0 451c0-79 21-157 60-225 40-69 97-126 165-165 69-40 146-61 226-61 79 0 156 21 225 61 68 39 125 96 165 165 39 68 60 146 60 225 0 79-21 157-60 225-40 69-97 126-165 165-69 40-146 60-225 60-80 0-157-20-226-60-68-39-125-96-165-165-39-68-60-146-60-225z">
            <text:p/>
          </draw:path>
        </draw:g>
        <draw:g>
          <draw:path draw:style-name="gr1" draw:text-style-name="P1" draw:layer="layout" svg:width="0.9cm" svg:height="0.9cm" svg:x="12.814cm" svg:y="2.482cm" svg:viewBox="0 0 901 901" svg:d="M0 451c0-79 21-157 60-225 40-69 97-126 165-165 69-40 146-61 226-61 79 0 156 21 225 61 68 39 125 96 165 165 39 68 60 146 60 225 0 79-21 157-60 225-40 69-97 126-165 165-69 40-146 60-225 60-80 0-157-20-226-60-68-39-125-96-165-165-39-68-60-146-60-225z">
            <text:p/>
          </draw:path>
          <draw:path draw:style-name="gr2" draw:text-style-name="P2" draw:layer="layout" svg:width="0.9cm" svg:height="0.9cm" svg:x="12.814cm" svg:y="2.482cm" svg:viewBox="0 0 901 901" svg:d="M0 451c0-79 21-157 60-225 40-69 97-126 165-165 69-40 146-61 226-61 79 0 156 21 225 61 68 39 125 96 165 165 39 68 60 146 60 225 0 79-21 157-60 225-40 69-97 126-165 165-69 40-146 60-225 60-80 0-157-20-226-60-68-39-125-96-165-165-39-68-60-146-60-225z">
            <text:p/>
          </draw:path>
        </draw:g>
        <draw:g>
          <draw:path draw:style-name="gr1" draw:text-style-name="P1" draw:layer="layout" svg:width="0.9cm" svg:height="0.9cm" svg:x="12.814cm" svg:y="6.335cm" svg:viewBox="0 0 901 901" svg:d="M0 451c0-79 21-157 60-225 40-69 97-126 165-165 69-40 146-61 226-61 79 0 156 21 225 61 68 39 125 96 165 165 39 68 60 146 60 225 0 79-21 157-60 225-40 69-97 126-165 165-69 40-146 60-225 60-80 0-157-20-226-60-68-39-125-96-165-165-39-68-60-146-60-225z">
            <text:p/>
          </draw:path>
          <draw:path draw:style-name="gr2" draw:text-style-name="P2" draw:layer="layout" svg:width="0.9cm" svg:height="0.9cm" svg:x="12.814cm" svg:y="6.335cm" svg:viewBox="0 0 901 901" svg:d="M0 451c0-79 21-157 60-225 40-69 97-126 165-165 69-40 146-61 226-61 79 0 156 21 225 61 68 39 125 96 165 165 39 68 60 146 60 225 0 79-21 157-60 225-40 69-97 126-165 165-69 40-146 60-225 60-80 0-157-20-226-60-68-39-125-96-165-165-39-68-60-146-60-225z">
            <text:p/>
          </draw:path>
        </draw:g>
        <draw:g>
          <draw:path draw:style-name="gr1" draw:text-style-name="P1" draw:layer="layout" svg:width="0.9cm" svg:height="0.9cm" svg:x="12.814cm" svg:y="7.735cm" svg:viewBox="0 0 901 901" svg:d="M0 451c0-79 21-157 60-225 40-69 97-126 165-165 69-40 146-61 226-61 79 0 156 21 225 61 68 39 125 96 165 165 39 68 60 146 60 225 0 79-21 157-60 225-40 69-97 126-165 165-69 40-146 60-225 60-80 0-157-20-226-60-68-39-125-96-165-165-39-68-60-146-60-225z">
            <text:p/>
          </draw:path>
          <draw:path draw:style-name="gr2" draw:text-style-name="P2" draw:layer="layout" svg:width="0.9cm" svg:height="0.9cm" svg:x="12.814cm" svg:y="7.735cm" svg:viewBox="0 0 901 901" svg:d="M0 451c0-79 21-157 60-225 40-69 97-126 165-165 69-40 146-61 226-61 79 0 156 21 225 61 68 39 125 96 165 165 39 68 60 146 60 225 0 79-21 157-60 225-40 69-97 126-165 165-69 40-146 60-225 60-80 0-157-20-226-60-68-39-125-96-165-165-39-68-60-146-60-225z">
            <text:p/>
          </draw:path>
        </draw:g>
        <draw:frame draw:style-name="gr8" draw:text-style-name="P9" draw:layer="layout" svg:width="1cm" svg:height="1cm" svg:x="12.714cm" svg:y="4.235cm">
          <draw:text-box>
            <text:p text:style-name="P8"><text:span text:style-name="T3">⁞ </text:span></text:p>
          </draw:text-box>
        </draw:frame>
        <draw:frame draw:style-name="gr8" draw:text-style-name="P9" draw:layer="layout" svg:width="1cm" svg:height="1cm" svg:x="10.914cm" svg:y="1.035cm">
          <draw:text-box>
            <text:p text:style-name="P8"><text:span text:style-name="T3">…</text:span><text:span text:style-name="T3"> </text:span></text:p>
          </draw:text-box>
        </draw:frame>
        <draw:frame draw:style-name="gr8" draw:text-style-name="P9" draw:layer="layout" svg:width="1cm" svg:height="1cm" svg:x="10.914cm" svg:y="2.435cm">
          <draw:text-box>
            <text:p text:style-name="P8"><text:span text:style-name="T3">…</text:span><text:span text:style-name="T3"> </text:span></text:p>
          </draw:text-box>
        </draw:frame>
        <draw:frame draw:style-name="gr8" draw:text-style-name="P9" draw:layer="layout" svg:width="1cm" svg:height="1cm" svg:x="10.914cm" svg:y="6.135cm">
          <draw:text-box>
            <text:p text:style-name="P8"><text:span text:style-name="T3">…</text:span><text:span text:style-name="T3"> </text:span></text:p>
          </draw:text-box>
        </draw:frame>
        <draw:frame draw:style-name="gr8" draw:text-style-name="P9" draw:layer="layout" svg:width="1cm" svg:height="1cm" svg:x="10.914cm" svg:y="7.535cm">
          <draw:text-box>
            <text:p text:style-name="P8"><text:span text:style-name="T3">…</text:span><text:span text:style-name="T3"> </text:span></text:p>
          </draw:text-box>
        </draw:frame>
        <draw:path draw:style-name="gr6" draw:text-style-name="P2" draw:layer="layout" svg:width="0.9cm" svg:height="0.75cm" svg:x="9.714cm" svg:y="1.685cm" svg:viewBox="0 0 901 751" svg:d="M0 0c375 0 375 751 901 751">
          <text:p/>
        </draw:path>
        <draw:path draw:style-name="gr6" draw:text-style-name="P2" draw:layer="layout" svg:width="1cm" svg:height="0.803cm" svg:x="9.714cm" svg:y="2.932cm" svg:viewBox="0 0 1001 804" svg:d="M0 0c187 0 187 804 1001 804">
          <text:p/>
        </draw:path>
        <draw:path draw:style-name="gr6" draw:text-style-name="P2" draw:layer="layout" svg:width="1cm" svg:height="0.75cm" svg:x="9.714cm" svg:y="6.785cm" svg:viewBox="0 0 1001 751" svg:d="M0 0c376 0 376 751 1001 751">
          <text:p/>
        </draw:path>
        <draw:path draw:style-name="gr6" draw:text-style-name="P2" draw:layer="layout" svg:width="1cm" svg:height="0.75cm" svg:x="9.714cm" svg:y="6.035cm" svg:viewBox="0 0 1001 751" svg:d="M0 751c376 0 376-751 1001-751">
          <text:p/>
        </draw:path>
        <draw:path draw:style-name="gr6" draw:text-style-name="P2" draw:layer="layout" svg:width="0.831cm" svg:height="0.671cm" svg:x="9.714cm" svg:y="7.514cm" svg:viewBox="0 0 832 672" svg:d="M0 672c376 0 376-672 832-672">
          <text:p/>
        </draw:path>
        <draw:path draw:style-name="gr6" draw:text-style-name="P2" draw:layer="layout" svg:width="0.856cm" svg:height="0.499cm" svg:x="9.714cm" svg:y="2.433cm" svg:viewBox="0 0 857 500" svg:d="M0 500c375 0 375-500 857-500">
          <text:p/>
        </draw:path>
        <draw:path draw:style-name="gr6" draw:text-style-name="P2" draw:layer="layout" svg:width="0.925cm" svg:height="0.75cm" svg:x="11.889cm" svg:y="1.685cm" svg:viewBox="0 0 926 751" svg:d="M0 751c376 0 376-751 926-751">
          <text:p/>
        </draw:path>
        <draw:path draw:style-name="gr6" draw:text-style-name="P2" draw:layer="layout" svg:width="0.9cm" svg:height="0.803cm" svg:x="11.914cm" svg:y="2.932cm" svg:viewBox="0 0 901 804" svg:d="M0 804c376 0 376-804 901-804">
          <text:p/>
        </draw:path>
        <draw:path draw:style-name="gr6" draw:text-style-name="P2" draw:layer="layout" svg:width="0.9cm" svg:height="0.75cm" svg:x="11.914cm" svg:y="6.785cm" svg:viewBox="0 0 901 751" svg:d="M0 751c376 0 376-751 901-751">
          <text:p/>
        </draw:path>
        <draw:path draw:style-name="gr6" draw:text-style-name="P2" draw:layer="layout" svg:width="1.05cm" svg:height="0.497cm" svg:x="11.764cm" svg:y="2.435cm" svg:viewBox="0 0 1051 498" svg:d="M0 0c376 0 376 498 1051 498">
          <text:p/>
        </draw:path>
        <draw:path draw:style-name="gr6" draw:text-style-name="P2" draw:layer="layout" svg:width="0.9cm" svg:height="0.65cm" svg:x="11.914cm" svg:y="6.135cm" svg:viewBox="0 0 901 651" svg:d="M0 0c376 0 376 651 901 651">
          <text:p/>
        </draw:path>
        <draw:path draw:style-name="gr6" draw:text-style-name="P2" draw:layer="layout" svg:width="0.9cm" svg:height="0.5cm" svg:x="11.914cm" svg:y="7.685cm" svg:viewBox="0 0 901 501" svg:d="M0 0c376 0 376 501 901 501">
          <text:p/>
        </draw:path>
        <draw:line draw:style-name="gr6" draw:text-style-name="P2" draw:layer="layout" svg:x1="2.414cm" svg:y1="3.535cm" svg:x2="3.314cm" svg:y2="3.535cm">
          <text:p/>
        </draw:line>
        <draw:line draw:style-name="gr6" draw:text-style-name="P2" draw:layer="layout" svg:x1="2.414cm" svg:y1="6.685cm" svg:x2="3.314cm" svg:y2="6.685cm">
          <text:p/>
        </draw:line>
        <draw:line draw:style-name="gr6" draw:text-style-name="P2" draw:layer="layout" svg:x1="9.714cm" svg:y1="1.685cm" svg:x2="10.714cm" svg:y2="1.685cm">
          <text:p/>
        </draw:line>
        <draw:line draw:style-name="gr6" draw:text-style-name="P2" draw:layer="layout" svg:x1="9.714cm" svg:y1="2.932cm" svg:x2="10.714cm" svg:y2="2.932cm">
          <text:p/>
        </draw:line>
        <draw:line draw:style-name="gr6" draw:text-style-name="P2" draw:layer="layout" svg:x1="9.714cm" svg:y1="6.785cm" svg:x2="10.714cm" svg:y2="6.785cm">
          <text:p/>
        </draw:line>
        <draw:line draw:style-name="gr6" draw:text-style-name="P2" draw:layer="layout" svg:x1="9.714cm" svg:y1="8.185cm" svg:x2="10.714cm" svg:y2="8.185cm">
          <text:p/>
        </draw:line>
        <draw:line draw:style-name="gr6" draw:text-style-name="P2" draw:layer="layout" svg:x1="11.814cm" svg:y1="1.685cm" svg:x2="12.814cm" svg:y2="1.685cm">
          <text:p/>
        </draw:line>
        <draw:line draw:style-name="gr6" draw:text-style-name="P2" draw:layer="layout" svg:x1="11.814cm" svg:y1="2.932cm" svg:x2="12.814cm" svg:y2="2.932cm">
          <text:p/>
        </draw:line>
        <draw:line draw:style-name="gr6" draw:text-style-name="P2" draw:layer="layout" svg:x1="11.814cm" svg:y1="6.785cm" svg:x2="12.814cm" svg:y2="6.785cm">
          <text:p/>
        </draw:line>
        <draw:line draw:style-name="gr6" draw:text-style-name="P2" draw:layer="layout" svg:x1="11.814cm" svg:y1="8.185cm" svg:x2="12.814cm" svg:y2="8.185cm">
          <text:p/>
        </draw:line>
        <draw:line draw:style-name="gr6" draw:text-style-name="P2" draw:layer="layout" svg:x1="16.464cm" svg:y1="3.835cm" svg:x2="17.413cm" svg:y2="3.835cm">
          <text:p/>
        </draw:line>
        <draw:line draw:style-name="gr6" draw:text-style-name="P2" draw:layer="layout" svg:x1="16.464cm" svg:y1="5.535cm" svg:x2="17.413cm" svg:y2="5.535cm">
          <text:p/>
        </draw:line>
        <draw:frame draw:style-name="gr9" draw:text-style-name="P11" draw:layer="layout" svg:width="0.7cm" svg:height="0.65cm" svg:x="6.133cm" svg:y="0.535cm">
          <draw:text-box>
            <text:p text:style-name="P10"><text:span text:style-name="T5">1</text:span></text:p>
          </draw:text-box>
        </draw:frame>
        <draw:frame draw:style-name="gr9" draw:text-style-name="P5" draw:layer="layout" svg:width="0.7cm" svg:height="0.65cm" svg:x="8.914cm" svg:y="0.535cm">
          <draw:text-box>
            <text:p text:style-name="P4"><text:span text:style-name="T1">l</text:span></text:p>
          </draw:text-box>
        </draw:frame>
        <draw:frame draw:style-name="gr11" draw:text-style-name="P5" draw:layer="layout" svg:width="0.7cm" svg:height="0.805cm" svg:x="12.914cm" svg:y="0.457cm">
          <draw:text-box>
            <text:p text:style-name="P4"><text:span text:style-name="T1">N</text:span><text:span text:style-name="T6">L</text:span></text:p>
          </draw:text-box>
        </draw:frame>
        <draw:frame draw:style-name="gr12" draw:text-style-name="P12" draw:layer="layout" svg:width="0.866cm" svg:height="0.809cm" svg:x="1.674cm" svg:y="3.175cm">
          <draw:text-box>
            <text:p><text:span text:style-name="T7">x</text:span><text:span text:style-name="T8">1</text:span></text:p>
          </draw:text-box>
        </draw:frame>
        <draw:frame draw:style-name="gr13" draw:text-style-name="P12" draw:layer="layout" svg:width="1.016cm" svg:height="0.883cm" svg:x="1.651cm" svg:y="6.229cm">
          <draw:text-box>
            <text:p><text:span text:style-name="T7">x</text:span><text:span text:style-name="T9">k</text:span></text:p>
          </draw:text-box>
        </draw:frame>
        <draw:frame draw:style-name="gr12" draw:text-style-name="P14" draw:layer="layout" svg:width="0.866cm" svg:height="0.809cm" svg:x="17.168cm" svg:y="4.318cm">
          <draw:text-box>
            <text:p text:style-name="P13"><text:span text:style-name="T10">y</text:span></text:p>
          </draw:text-box>
        </draw:frame>
        <draw:frame draw:style-name="gr8" draw:text-style-name="P9" draw:layer="layout" svg:width="0.889cm" svg:height="1cm" svg:x="3.175cm" svg:y="4.572cm">
          <draw:text-box>
            <text:p text:style-name="P8"><text:span text:style-name="T3">⁞ </text:span></text:p>
          </draw:text-box>
        </draw:frame>
        <draw:frame draw:style-name="gr8" draw:text-style-name="P9" draw:layer="layout" svg:width="1cm" svg:height="1cm" svg:x="1.651cm" svg:y="4.572cm">
          <draw:text-box>
            <text:p text:style-name="P8"><text:span text:style-name="T3">⁞</text:span><text:span text:style-name="T3"> </text:span></text:p>
          </draw:text-box>
        </draw:frame>
        <draw:frame draw:style-name="gr8" draw:text-style-name="P9" draw:layer="layout" svg:width="1cm" svg:height="1cm" svg:x="15.621cm" svg:y="4.191cm">
          <draw:text-box>
            <text:p text:style-name="P8"><text:span text:style-name="T3">⁞</text:span><text:span text:style-name="T3">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mmi91" svg:font-family="cmmi9"/>
    <style:font-face style:name="cmr101" svg:font-family="cmr10"/>
    <style:font-face style:name="dcr101" svg:font-family="dcr10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P052" svg:font-family="P052" style:font-pitch="variable"/>
    <style:font-face style:name="cmmi9" svg:font-family="cmmi9" style:font-pitch="variable"/>
    <style:font-face style:name="cmr10" svg:font-family="cmr10" style:font-pitch="variable"/>
    <style:font-face style:name="dcr10" svg:font-family="dc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5f_0" draw:display-name="Gradient_0" draw:style="linear" draw:start-color="#e1ebf3" draw:end-color="#cbddeb" draw:start-intensity="100%" draw:end-intensity="100%" draw:angle="0" draw:border="0%"/>
    <draw:gradient draw:name="Gradient_5f_1" draw:display-name="Gradient_1" draw:style="linear" draw:start-color="#ff8080" draw:end-color="#ff6262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arker_5f_0" draw:display-name="Marker_0" svg:viewBox="0 0 20 20" svg:d="M10 0l-10 20c7-3 13-3 20 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888cm" fo:page-height="8.86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21T18:33:18.516429416</dc:date>
    <meta:creation-date>2013-07-15T17:24:19Z</meta:creation-date>
    <meta:generator>LibreOffice/6.4.7.2$Linux_X86_64 LibreOffice_project/40$Build-2</meta:generator>
    <meta:editing-duration>PT15M21S</meta:editing-duration>
    <meta:editing-cycles>6</meta:editing-cycles>
    <meta:document-statistic meta:object-count="121"/>
  </office:meta>
</office:document-meta>
</file>